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2" svg:font-family="'Lohit Hindi'"/>
    <style:font-face style:name="OpenSymbol" svg:font-family="OpenSymbol"/>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automatic-styles>
    <style:style style:name="T1" style:family="text">
      <style:text-properties fo:color="#3465a4"/>
    </style:style>
    <style:style style:name="T2" style:family="text">
      <style:text-properties fo:color="#3465a4" fo:font-weight="bold" style:font-weight-asian="bold" style:font-weight-complex="bold"/>
    </style:style>
    <style:style style:name="T3" style:family="text">
      <style:text-properties fo:color="#3465a4" fo:font-style="italic" fo:font-weight="bold" style:font-style-asian="italic" style:font-weight-asian="bold" style:font-style-complex="italic" style:font-weight-complex="bold"/>
    </style:style>
    <style:style style:name="T4" style:family="text">
      <style:text-properties fo:color="#3465a4" fo:font-style="italic" style:text-underline-style="solid" style:text-underline-width="auto" style:text-underline-color="font-color" fo:font-weight="bold" style:font-style-asian="italic" style:font-weight-asian="bold" style:font-style-complex="italic" style:font-weight-complex="bold"/>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8" style:family="text">
      <style:text-properties style:font-name="Lohit Hindi"/>
    </style:style>
    <style:style style:name="T9" style:family="text">
      <style:text-properties style:font-name="Lohit Hindi" fo:font-weight="bold" style:font-weight-asian="bold" style:font-weight-complex="bold"/>
    </style:style>
    <style:style style:name="T10" style:family="text">
      <style:text-properties style:font-name="Lohit Hindi" fo:font-style="italic" fo:font-weight="bold" style:font-style-asian="italic" style:font-weight-asian="bold" style:font-style-complex="italic" style:font-weight-complex="bold"/>
    </style:style>
    <style:style style:name="T11" style:family="text">
      <style:text-properties style:font-name="Lohit Hindi" fo:font-style="italic" style:text-underline-style="solid" style:text-underline-width="auto" style:text-underline-color="font-color" fo:font-weight="bold" style:font-style-asian="italic" style:font-weight-asian="bold" style:font-style-complex="italic" style:font-weight-complex="bold"/>
    </style:style>
    <style:style style:name="T12" style:family="text">
      <style:text-properties style:font-name="Lohit Hindi"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T13" style:family="text">
      <style:text-properties fo:color="#800000" style:font-name="Lohit Hindi"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line-break/><text:span text:style-name="T7">1. Kontera – In-Text Advertising</text:span><text:line-break/><text:line-break/>Kontera is a good network if you are just starting out as a publisher or if your content is text heavy. You can get into the network through Scribefire or sign up directly, and the code is simple to install. The downside is you will have a ton of double underlined ads at random locations in your text. For some readers it can be a nuisance. This is a great network while you are still at the “I want to pay the server bill” stage.<text:line-break/><text:line-break/><text:span text:style-name="T7">2. Text Link Ads – Text Link / In-Text Advertising</text:span><text:line-break/><text:line-break/>This network deals in paid text links which typically find their home in your sidebar. There is a lot of upside to Text Link Ads. You don’t need gaudy banners, they pay well and they are generally transparent to your audience. Unfortunately, they are on rather shaky ground Google and using TLA can get you penalized in the engines. For most small publishers this won’t be a significant issue, but if strong positioning in the SERP is absolutely critical for your business, this should be a consideration.<text:line-break/><text:line-break/><text:span text:style-name="T7">3. Commission Junction – CPA / Affiliate Marketpace</text:span><text:line-break/><text:line-break/>Commission Junction deals in cost per action and affiliate programs. If you run a site that reviews products or otherwise encourages buying behavior, this network can be extremely lucrative. Typically the payouts per action are substantially higher than cost per impression or cost per click networks, unfortunately if your site does not convert viewers into buyers you won’t see a dime. There are tons of affiliate networks out there, commission junction is one of the largest and most well known.<text:line-break/><text:line-break/><text:span text:style-name="T7">4. Shopping Ads – CPA / Affiliate Marketplace</text:span><text:line-break/><text:line-break/>Think commission junction but with deals through eBay, Amazon and other retail channels. Again, before using this as your primary monetization channel consider your audience. If I am using your site as a pitstop to a purchase, affiliates are a great way to get cut — if, however, your site gives me no incentive to buy anything, don’t expect to see a huge payout from Shopping Ads.<text:line-break/><text:line-break/><text:span text:style-name="T7">5. Adsense – Contextual Ad Network</text:span><text:line-break/><text:line-break/>The most recognizable ad network on the web, Google’s contextual ads make up a huge percentage of online advertising. The reason is that they are one size fits all, no matter what your site Google probably has an ad for you. Not only that, their fill rate is superb and they are an easy network to get into. What’s the downside? It’s easy to outgrow them, you will eventually find that Google’s payout for many verticals isn’t as good as you could be making elsewhere. At that point, it might be time to start looking at other providers and using Google as a remnant to fill your unsold inventory.<text:line-break/><text:line-break/><text:span text:style-name="T7">6. Technorati Media – Rep Agency</text:span><text:line-break/><text:line-break/>This is one of the ad providers we use here at HTSAA. Technorati Media has a fantastic sales and support staff and CPMs I have only seen rivaled by Gorilla Nation and Federated Media. They payout at 50% and they currently sell skyscrapers, leaderboards and rectangles. The downside is that they are difficult to get into (they currently work with about 100 publishers) and because they are new, they have a limited number of campaigns available. If you have a few other providers for your unsold inventory, I can’t say better things about Technorati.<text:line-break/><text:line-break/><text:soft-page-break/><text:span text:style-name="T7">7. Tribal Fusion – Rep Agency</text:span><text:line-break/><text:line-break/>Like Technorati Media, Tribal Fusion is a rep agency so you will have a sales staff behind you trying to sell advertising into your vertical. The result is very competitive CPMs and a fill rate that comes from being behind an established network. Unfortunately, getting into Tribal Fusion isn’t easy. Bad economic times are also causing them to decrease the number of publishers they let in, which will be especially difficult for smaller publishers who might have been just large enough to get in under other conditions.<text:line-break/><text:line-break/><text:span text:style-name="T7">8. Federated Media – Rep Agency</text:span><text:line-break/><text:line-break/>While I have never worked with Federated Media personally, I will say that they are a premiere agency for top-tier bloggers. They have some of the highest CPMs in the industry and they have a sales staff that is constantly working to drive new, innovative campaigns to their publishers. You will need substantial traction to have a chance to be accepted by Federated Media, but once you get a few hundred thousand monthly impressions it’s worth sending in an application.<text:line-break/><text:line-break/><text:span text:style-name="T7">9. Gorilla Nation – Rep Agency</text:span><text:line-break/><text:line-break/>Gorilla Nation is another network I haven’t worked with directly, but it has the reputation as one of the best ad providers for medium to large publishers. Like all rep agencies your biggest problem will be fill, they can’t provide hard numbers (since they are different depending on the publisher) but expect to see a 30% fill rate.<text:line-break/><text:line-break/><text:span text:style-name="T7">10. Forbes Business Network – Rep Agency</text:span><text:line-break/><text:line-break/>Forbes Business Network is specialty ad network for business and finance blogs run by the salespeople at Forbes. I have had a love hate relationship with FBN. They are a great provider of premium advertising, seeing $5 CPMs in some cases. Unfortunately, depending on the month the number of campaigns and their fill rate can be extremely low (under 10%). Forbes is a great addition to the chain, but it is unlikely to be your only ad provider.<text:line-break/><text:line-break/><text:span text:style-name="T7">11. Performacing Ads – 125 x 125 Marketplace</text:span><text:line-break/><text:line-break/>Performancing is in the business of selling 125 x 125 ads now. For anyone who has spent time in content production, you would know that the 125 x 125 is a hugely popular format for bloggers. Performancing has been a mixed bag, their interface is great and implementation of the code is easy but you still spend a great deal of time waiting for your ad space to be sold. It’s good but not a perfect solution.<text:line-break/><text:line-break/><text:span text:style-name="T7">12. Voxant – In-Video</text:span><text:line-break/><text:line-break/>Voxant is a provider of video content syndicated from dozens of major news companies including BBC, AP and Reuters. They also have a revenue sharing program that pays publishers for showing their videos. This is a win-win. Not only do you get access to high quality video content, but you also get paid whenever anyone watches it. The only downside is the backend. It’s difficult to track anything and hard to tell whether every view is a paid impression (they use several ad providers and sometimes none at all). All in all it is a great service that has only been getting better over time.<text:line-break/><text:line-break/><text:span text:style-name="T7">13. Videoegg – Social Network / Widget Advertising</text:span><text:line-break/><text:line-break/>Videoegg has a large inventory of ads for wdigets, social networks and other rich media platforms. <text:soft-page-break/>It’s a great network for anyone with a traditionally difficult to monetize platform.<text:line-break/><text:line-break/><text:span text:style-name="T7">14. Social Spark – Advertorial</text:span><text:line-break/><text:line-break/>Social Spark allows advertisers to buy bloggers time and space and get them to write about products and services — that’s right, it’s an advertorial exchange. This is another buyer beware scenario, not because Google will frown on you (the IZEA team worked hard to unruffle those feathers) but because the advertorial model is still young in Blogging circles and there is a lot of backlash associated with using it. Transparency seems to be the biggest takeaway when using a service like this, Social Spark forces it but even without the nudge in the right direction be sure to realize you are playing with your reader’s trust. That being said, I think everyone would do well to realize that advertorial has been in media since the invention of the newstand, it might be time for us to get over ourselves just a little.<text:line-break/><text:line-break/><text:span text:style-name="T7">15. Review Me – Advertorial</text:span><text:line-break/><text:line-break/>ReviewMe is another Advertorial marketplace with a few less checks and balances as Social Spark. The same rules apply.<text:line-break/><text:line-break/><text:span text:style-name="T7">16. interClick – Ad Network</text:span><text:line-break/><text:line-break/>While I would have liked a higher fill rate, what I like about interClick is your ability to see just about everything about the campaigns that you are running. They offer skyscrapers, leaderboards and rectangles as well as popup ads (if you’re into that sort of thing). This network should definitely be used<text:line-break/><text:line-break/><text:span text:style-name="T7">17. Casale Media – Ad Network</text:span><text:line-break/><text:line-break/>Casale Media is a notoriously difficult network to get into, but everything I’ve heard suggest that they run into fewer dilution problems than similar networks.<text:line-break/><text:line-break/><text:span text:style-name="T7">18. Pheedo – RSS Advertising</text:span><text:line-break/><text:line-break/>When you absolutely, positively must have advertising in every portion of your digital life Pheedo is here to help you place ads in your RSS feeds. Everyone loves getting feed subscribers but they hate the fact that their most valuable readers almost never see their shiny new brand advertisement. I don’t put ads in my feed but I’ve heard that Pheedo is a good (if not particularly lucrative) solution.<text:line-break/><text:line-break/><text:span text:style-name="T7">19. Magpie – Twitter Advertising</text:span><text:line-break/><text:line-break/>See Ophelia’s excellent post on the matter, coming tomorrow.<text:line-break/><text:line-break/><text:span text:style-name="T7">20. Pubmatic – Ad Optimizer</text:span><text:line-break/><text:line-break/>Pubmatic isn’t really an ad provider, but it will help you make money. Pubmatic acts as an advertising optimizer, you put in pre-existing tags and it serves the ones that will provide you with the highest CPMs. Typically, they are seeing lifts in revenue from between 10-30%. In practice this is heavily dependent on the networks you are running and how you are choosing to run them.<text:line-break/><text:line-break/><text:span text:style-name="T7">21. Rubicon Project – Ad Optimizer</text:span><text:line-break/><text:line-break/><text:soft-page-break/>Finally let’s look at the Rubicon Project, another ad optimizer that also acts as an ad provider. Using deals with many major networks, Rubicon will not only serve you ads from your stable of providers but will also pick other providers which might provide you with higher CPMs. From what I’ve seen Rubicon is a great tool, but it’s not for everyone. Reporting can be slow and inaccurate, and depending on the number of networks you are trying to setup it can be difficult to get started. Rubicon also needs several hundred impressions to properly optimize your inventory. <text:line-break/><text:line-break/>2<text:span text:style-name="T7">2.Zvelo<text:line-break/>23. iab.<text:line-break/>24.GoogleAdWords<text:line-break/>25.ContextWeb<text:line-break/>26.Yahoo! Publisher Network<text:line-break/>27.double click<text:line-break/>28.Value Click<text:line-break/>29.AdBrite<text:line-break/>30.</text:span><text:a xlink:type="simple" xlink:href="http://advertising.digitalpoint.com/">http://advertising.digitalpoint.com/</text:a><text:a xlink:type="simple" xlink:href="http://www.ad-techlondon.co.uk/visitor_newreg.aspx?MKT=IMEDIA">http://www.ad-techlondon.co.uk/visitor_newreg.aspx?MKT=IMEDIA</text:a><text:span text:style-name="T7"><text:line-break/>31.Google Ad Network* <text:line-break/>32.Yahoo Sites <text:line-break/>33.AOL Advertising*<text:line-break/>34.Yahoo Network Plus*<text:line-break/>35.ShareThis<text:line-break/>36.Turn Media Platform*<text:line-break/>37.Google<text:line-break/>38.ValueClick Networks*<text:line-break/>39.Specific Media*<text:line-break/>40.24/7 Real Media Global Web Alliance*<text:line-break/>41.AdBrite*<text:line-break/>42.Facebook<text:line-break/>43.Collective Display*<text:line-break/>44.Tribal Fusion*<text:line-break/>45.Vibrant Media*<text:line-break/>46.Burst Media*<text:line-break/>47.AudienceScience*<text:line-break/>48.Microsoft Media Network*<text:line-break/>49.Fox Audience Network*<text:line-break/>50.Traffic Marketplace*</text:span><text:line-break/><text:line-break/><text:span text:style-name="T13">INDIAN AD NETWORKS</text:span><text:line-break/><text:line-break/><text:span text:style-name="T5">Komli / Pubmatic</text:span><text:line-break/>Blind Network, focuses on International publishers who have Indian audience (as well as Indian publishers)<text:line-break/>Funding: $7mn from DFJ and Nexus India.<text:line-break/>Type: CPM (primarily) as well Performance based.<text:line-break/><text:span text:style-name="T5">Tyroo</text:span><text:line-break/>Claims more than 2.5 billion high quality impressions served per month.<text:line-break/>Funding: Invesment by Y! India.<text:line-break/>Type: CPM.<text:line-break/><text:span text:style-name="T5">dgm India</text:span><text:line-break/>Subsidiary of Deal Group Media, DGM India is into Affiliate Marketing – mainly CPA, PPC.<text:line-break/><text:soft-page-break/><text:span text:style-name="T5">Ozone Media</text:span><text:line-break/>Ozone Media has over 100 network websites as its partners in a revenue sharing model. The company also claims more than 40 clients including companies across diverse sectors such as HSBC, SBI, Yahoo!, Lenovo, Cleartrip and Citibank.<text:line-break/>Funding: $4mn from IDG Ventures<text:line-break/><text:span text:style-name="T5">Networkplay</text:span><text:line-break/>Funding: Goosefish media ventures and Capital 18<text:line-break/>Type: Currently focused on travel and women verticals.<text:line-break/>Paypod<text:line-break/>Type: CPC, CPM and CPA.<text:line-break/><text:span text:style-name="T5">IndiAds</text:span><text:line-break/>Targeted towards the Indian and South Asian online community – delivers 800 million ads per month to Indians and South-Asians living in North America, Europe and Asia.<text:line-break/>Axill (Social Media Exchange)<text:line-break/>Part of SMX, a media company and offers flat CPMs as well as revenue sharing.<text:line-break/>Type: CPM, CPA<text:line-break/><text:span text:style-name="T5">Integrid</text:span><text:line-break/>Provides a one-stop shop that delivers integrated media solutions, allowing advertisers a single point for all their media requirements (online/TV/OOH)<text:line-break/>Type: CPM<text:line-break/><text:span text:style-name="T5">AdMagnet</text:span><text:line-break/>Part of Interactive Avenues Marketing Solutions, AdMagnet’s offerings include Media (planning and buying), Campaign Management, Search (SEM and SEO), Web Design &amp; Creatives, and Interactive Marketing.<text:line-break/><text:span text:style-name="T5">AdChakra</text:span><text:line-break/>Adchakra provides display targeted advertising across branded and quality vertical and regional sites in India and abroad<text:line-break/>Type: CPM.<text:line-break/><text:span text:style-name="T5">Tonictag</text:span><text:line-break/>Helps advertisers reach out to Resident Indian (RI) as well as Non Resident Indian audiences (NRI) worldwide.<text:line-break/>Type:CPM, as well as Performance.<text:line-break/><text:span text:style-name="T5">Rupizads</text:span><text:line-break/>Type: Pay-per-performance, claims inventory of 7.2 billions impressions per month across 28 of highly-popular web properties.<text:line-break/><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2" svg:font-family="'Lohit Hindi'"/>
    <style:font-face style:name="OpenSymbol" svg:font-family="OpenSymbol"/>
    <style:font-face style:name="Lohit Hindi" svg:font-family="'Lohit Hind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03T18:29:05</meta:creation-date>
    <dc:date>2012-05-03T18:51:28</dc:date>
    <meta:editing-duration>PT7M13S</meta:editing-duration>
    <meta:editing-cycles>2</meta:editing-cycles>
    <meta:generator>LibreOffice/3.4$Linux LibreOffice_project/340m1$Build-402</meta:generator>
    <meta:document-statistic meta:table-count="0" meta:image-count="0" meta:object-count="0" meta:page-count="5" meta:paragraph-count="1" meta:word-count="2004" meta:character-count="12161" meta:non-whitespace-character-count="10108"/>
  </office:meta>
</office:document-meta>
</file>